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5518" officeooo:paragraph-rsid="00035518"/>
    </style:style>
    <style:style style:name="P2" style:family="paragraph" style:parent-style-name="Standard">
      <style:text-properties officeooo:rsid="00035518" officeooo:paragraph-rsid="00047432"/>
    </style:style>
    <style:style style:name="P3" style:family="paragraph" style:parent-style-name="Standard">
      <style:text-properties officeooo:rsid="000581ad" officeooo:paragraph-rsid="000581ad"/>
    </style:style>
    <style:style style:name="T1" style:family="text">
      <style:text-properties officeooo:rsid="00035518"/>
    </style:style>
    <style:style style:name="T2" style:family="text">
      <style:text-properties officeooo:rsid="000474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gel 1:<text:span text:style-name="T2"> Entitäten</text:span></text:p>
      <text:p text:style-name="P1"/>
      <text:p text:style-name="P1">Jede Entität wird als eigenständige tabelle mit eindeutigem Schlüssel definiert. Alle Merkmale der Entität werden in diese Tabelle aufgenommen.</text:p>
      <text:p text:style-name="P1"/>
      <text:p text:style-name="P1">Regel 2:<text:span text:style-name="T2"> 1:n</text:span></text:p>
      <text:p text:style-name="P1"/>
      <text:p text:style-name="P1">Eine 1:n wird mit Hilfe von Fremschlüsseln und somit ohne eigene Tabelle realisiert! In der Tabelle mit Anzahlgabe n wird der Schlüssel der Tabelle der Anzahlgabe 1 als Fremdschlüssel aufgenommen. Alle weiteren Merkmale der Beziehung werden ebenfalls in die Tabelle mit Anzahlgabe <text:span text:style-name="T2">n</text:span> überführt<text:span text:style-name="T2">.</text:span></text:p>
      <text:p text:style-name="P1"/>
      <text:p text:style-name="P1">Regel 3:<text:span text:style-name="T2"> 1:1</text:span></text:p>
      <text:p text:style-name="P1"/>
      <text:p text:style-name="P2">Eine 1:<text:span text:style-name="T2">1</text:span> wird mit Hilfe von Fremschlüsseln und somit ohne eigene Tabelle realisiert! In <text:span text:style-name="T2">eine </text:span>der <text:span text:style-name="T2">beiden </text:span>Tabelle<text:span text:style-name="T2">n</text:span> wird der Schlüssel <text:span text:style-name="T2">der anderen Tabelle</text:span> als Fremdschlüssel aufgenommen. <text:span text:style-name="T2">Dabei ist darauf zu achten, dass keine (bzw. möglichst wenige) leere Datenfelder entstehen. </text:span>Alle weiteren Merkmale der Beziehung werden ebenfalls in die<text:span text:style-name="T2">se</text:span> Tabelle überführt<text:span text:style-name="T2">.</text:span></text:p>
      <text:p text:style-name="P2"/>
      <text:p text:style-name="P3">Regel 4: n:n</text:p>
      <text:p text:style-name="P3"/>
      <text:p text:style-name="P3">Eine n:n Beziehung muss las eigenständige Tabelle realisiert werden. In diese Beziehungstabelle müssen die Schlüssel der zugehörigen Entitäten als Fremdschlüssel aufgenommen werden. Der Schlüssel der Beziehungstabelle wird aus der Kombination der Fremdschlüssel gebildet. <text:span text:style-name="T1">Alle weiteren Merkmale der Beziehung werden ebenfalls in die</text:span> Beziehungst<text:span text:style-name="T1">abelle</text:span> <text:span text:style-name="T1">überführt</text:span><text:span text:style-name="T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6T08:50:09.274776721</meta:creation-date>
    <dc:date>2022-11-16T09:30:45.522209892</dc:date>
    <meta:editing-duration>PT1M49S</meta:editing-duration>
    <meta:editing-cycles>1</meta:editing-cycles>
    <meta:document-statistic meta:table-count="0" meta:image-count="0" meta:object-count="0" meta:page-count="1" meta:paragraph-count="8" meta:word-count="170" meta:character-count="1208" meta:non-whitespace-character-count="1046"/>
    <meta:generator>LibreOffice/7.3.6.2$Linux_X86_64 LibreOffice_project/30$Build-2</meta:generator>
  </office:meta>
</office:document-meta>
</file>